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172" officeooo:paragraph-rsid="00093172"/>
    </style:style>
    <style:style style:name="P2" style:family="paragraph" style:parent-style-name="Standard">
      <style:text-properties officeooo:rsid="00093172" officeooo:paragraph-rsid="0009879e"/>
    </style:style>
    <style:style style:name="P3" style:family="paragraph" style:parent-style-name="Standard">
      <style:text-properties officeooo:rsid="00093172" officeooo:paragraph-rsid="000a9e9b"/>
    </style:style>
    <style:style style:name="P4" style:family="paragraph" style:parent-style-name="Standard">
      <style:text-properties officeooo:rsid="0009879e" officeooo:paragraph-rsid="0009879e"/>
    </style:style>
    <style:style style:name="P5" style:family="paragraph" style:parent-style-name="Standard">
      <style:text-properties fo:font-size="14pt" fo:font-weight="bold" officeooo:rsid="0009879e" officeooo:paragraph-rsid="0009879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3172" officeooo:paragraph-rsid="00093172" style:font-size-asian="14pt" style:font-weight-asian="bold" style:font-size-complex="14pt" style:font-weight-complex="bold"/>
    </style:style>
    <style:style style:name="T1" style:family="text">
      <style:text-properties officeooo:rsid="0009879e"/>
    </style:style>
    <style:style style:name="T2" style:family="text">
      <style:text-properties officeooo:rsid="000a9e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Рабочее название игры Kopi: (v. 0.1)</text:p>
      <text:p text:style-name="P1"/>
      <text:p text:style-name="P1">Процесс игры:</text:p>
      <text:p text:style-name="P1"/>
      <text:p text:style-name="P1">1) Игрок вводит имя и пароль</text:p>
      <text:p text:style-name="P1">2) На карте 20 на 20 клеток создается деревня в произвольном поле, максимальное количество деревень пока что 100.</text:p>
      <text:p text:style-name="P1">3) Игрок может зайти в свою деревню, напасть на чужую, выйти из игры.</text:p>
      <text:p text:style-name="P1"/>
      <text:p text:style-name="P1">Экраны:</text:p>
      <text:p text:style-name="P1"/>
      <text:p text:style-name="P1">1) Вход он же регистрация через социальные сети либо логин/пароль.</text:p>
      <text:p text:style-name="P1">Действия:</text:p>
      <text:p text:style-name="P1">- войти в игру</text:p>
      <text:p text:style-name="P1"/>
      <text:p text:style-name="P1">2) Карта</text:p>
      <text:p text:style-name="P1">Отображение:</text:p>
      <text:p text:style-name="P1">- Моя и другие деревни (никнеймы)</text:p>
      <text:p text:style-name="P1">- Входящие и исходящие атаки</text:p>
      <text:p text:style-name="P1">Действия:</text:p>
      <text:p text:style-name="P1">- выйти из игры</text:p>
      <text:p text:style-name="P1">- войти в свою деревню</text:p>
      <text:p text:style-name="P1">- напасть на чужую деревню</text:p>
      <text:p text:style-name="P1"/>
      <text:p text:style-name="P1">3) Моя деревня</text:p>
      <text:p text:style-name="P1">Отображение:</text:p>
      <text:p text:style-name="P1">- Входящие и исходящие атаки</text:p>
      <text:p text:style-name="P1">- количество войск</text:p>
      <text:p text:style-name="P1">- количество ресурсов</text:p>
      <text:p text:style-name="P1"/>
      <text:p text:style-name="P1">Действия:</text:p>
      <text:p text:style-name="P1">- построить или улучшить здание (казарма, <text:span text:style-name="T1">склад, </text:span>ферма, лесопилка, каменоломня, железная шахта)</text:p>
      <text:p text:style-name="P1">- построить солдата (мечник с характеристиками — скорость, вместимость ресурсов, потребление, пешая атака, защита от пеших, стоимость в ресурсах) или катапульту <text:span text:style-name="T1">(скорость медленная)</text:span></text:p>
      <text:p text:style-name="P1"/>
      <text:p text:style-name="P1">Ограничение и правила:</text:p>
      <text:p text:style-name="P1">1) Максимальное количество деревень на карте 100, неактивные 3 дня удаляются.</text:p>
      <text:p text:style-name="P4">2) Количество войнов ограничено фермой. Если ферму сломали войско погибает от голода.</text:p>
      <text:p text:style-name="P4">3) После поломки всех зданий игрок удаляется с карты с сообщением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Kopi v. 0.2 — после отладки v 0.1</text:p>
      <text:p text:style-name="P4"/>
      <text:p text:style-name="P2">2) Карта</text:p>
      <text:p text:style-name="P4">Действия:</text:p>
      <text:p text:style-name="P4">- Написать сообщение</text:p>
      <text:p text:style-name="P4">- Отправить ресурсы</text:p>
      <text:p text:style-name="P4"/>
      <text:p text:style-name="P4">4) Мои сообщения</text:p>
      <text:p text:style-name="P4">- отображаем историю сообщений.</text:p>
      <text:p text:style-name="P4"/>
      <text:p text:style-name="P4">5) Рейтинг</text:p>
      <text:p text:style-name="P4">- отображаем статистику по нападению, защите, грабежу, разрушений.</text:p>
      <text:p text:style-name="P4"/>
      <text:p text:style-name="P3">3) Моя деревня</text:p>
      <text:p text:style-name="P3">- <text:span text:style-name="T2">построить посольство — создать или вступить в альян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3:48:05.646411821</meta:creation-date>
    <dc:date>2017-12-04T05:20:28.403904369</dc:date>
    <meta:editing-duration>PT10M51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2" meta:paragraph-count="40" meta:word-count="221" meta:character-count="1417" meta:non-whitespace-character-count="1233"/>
  </office:meta>
</office:document-meta>
</file>